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office:value-type="float" office:value="6177745" calcext:value-type="float">
            <text:p>6177745</text:p>
          </table:table-cell>
          <table:table-cell table:style-name="ce42" office:value-type="percentage" office:value="0.0004" calcext:value-type="percentage">
            <text:p>0.04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number-columns-repeated="2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office:value-type="float" office:value="6179421" calcext:value-type="float">
            <text:p>6179421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number-columns-repeated="2" table:style-name="ce37" office:value-type="string" calcext:value-type="string">
            <text:p>N/A</text:p>
          </table:table-cell>
          <table:table-cell table:number-columns-repeated="3" table:style-name="ce2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office:value-type="float" office:value="6182382" calcext:value-type="float">
            <text:p>6182382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08657" calcext:value-type="float">
            <text:p>1008657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865050" calcext:value-type="float">
            <text:p>81865050</text:p>
          </table:table-cell>
          <table:table-cell table:style-name="ce37" office:value-type="float" office:value="89159" calcext:value-type="float">
            <text:p>89159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9109205" calcext:value-type="float">
            <text:p>91092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office:value-type="float" office:value="6187169" calcext:value-type="float">
            <text:p>6187169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9390" calcext:value-type="float">
            <text:p>1009390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81900012" calcext:value-type="float">
            <text:p>81900012</text:p>
          </table:table-cell>
          <table:table-cell table:style-name="ce37" office:value-type="float" office:value="89299" calcext:value-type="float">
            <text:p>89299</text:p>
          </table:table-cell>
          <table:table-cell table:style-name="ce25" office:value-type="percentage" office:value="0.0015" calcext:value-type="percentage">
            <text:p>0.15%</text:p>
          </table:table-cell>
          <table:table-cell table:style-name="ce37" office:value-type="float" office:value="9116288" calcext:value-type="float">
            <text:p>911628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office:value-type="float" office:value="6194653" calcext:value-type="float">
            <text:p>6194653</text:p>
          </table:table-cell>
          <table:table-cell table:style-name="ce42" office:value-type="percentage" office:value="0.0012" calcext:value-type="percentage">
            <text:p>0.12%</text:p>
          </table:table-cell>
          <table:table-cell table:style-name="ce37" office:value-type="float" office:value="1010537" calcext:value-type="float">
            <text:p>1010537</text:p>
          </table:table-cell>
          <table:table-cell table:style-name="ce42" office:value-type="percentage" office:value="0.0011" calcext:value-type="percentage">
            <text:p>0.11%</text:p>
          </table:table-cell>
          <table:table-cell table:style-name="ce37" office:value-type="float" office:value="81950247" calcext:value-type="float">
            <text:p>81950247</text:p>
          </table:table-cell>
          <table:table-cell table:style-name="ce37" office:value-type="float" office:value="89338" calcext:value-type="float">
            <text:p>89338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17855" calcext:value-type="float">
            <text:p>9117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office:value-type="float" office:value="6198908" calcext:value-type="float">
            <text:p>6198908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1011096" calcext:value-type="float">
            <text:p>1011096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81988278" calcext:value-type="float">
            <text:p>81988278</text:p>
          </table:table-cell>
          <table:table-cell table:style-name="ce37" office:value-type="float" office:value="89368" calcext:value-type="float">
            <text:p>89368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19019" calcext:value-type="float">
            <text:p>91190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office:value-type="float" office:value="6200942" calcext:value-type="float">
            <text:p>6200942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1431" calcext:value-type="float">
            <text:p>101143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06101" calcext:value-type="float">
            <text:p>82006101</text:p>
          </table:table-cell>
          <table:table-cell table:style-name="ce37" office:value-type="float" office:value="89391" calcext:value-type="float">
            <text:p>89391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37" office:value-type="float" office:value="9124531" calcext:value-type="float">
            <text:p>9124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office:value-type="float" office:value="6203721" calcext:value-type="float">
            <text:p>6203721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1011821" calcext:value-type="float">
            <text:p>101182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31032" calcext:value-type="float">
            <text:p>82031032</text:p>
          </table:table-cell>
          <table:table-cell table:style-name="ce37" office:value-type="float" office:value="89432" calcext:value-type="float">
            <text:p>89432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37" office:value-type="float" office:value="9128210" calcext:value-type="float">
            <text:p>9128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office:value-type="float" office:value="6206199" calcext:value-type="float">
            <text:p>6206199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1012145" calcext:value-type="float">
            <text:p>1012145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060148" calcext:value-type="float">
            <text:p>82060148</text:p>
          </table:table-cell>
          <table:table-cell table:style-name="ce37" office:value-type="float" office:value="89461" calcext:value-type="float">
            <text:p>8946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37" office:value-type="float" office:value="9130644" calcext:value-type="float">
            <text:p>9130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1" calcext:value-type="date">
            <text:p>04/11/22</text:p>
          </table:table-cell>
          <table:table-cell table:style-name="ce37" office:value-type="float" office:value="6210832" calcext:value-type="float">
            <text:p>6210832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12461" calcext:value-type="float">
            <text:p>1012461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82103067" calcext:value-type="float">
            <text:p>82103067</text:p>
          </table:table-cell>
          <table:table-cell table:style-name="ce37" office:value-type="float" office:value="89522" calcext:value-type="float">
            <text:p>8952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33351" calcext:value-type="float">
            <text:p>913335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2" calcext:value-type="date">
            <text:p>04/1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3" calcext:value-type="date">
            <text:p>04/1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4" calcext:value-type="date">
            <text:p>04/1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5" calcext:value-type="date">
            <text:p>04/1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6" calcext:value-type="date">
            <text:p>04/16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7" calcext:value-type="date">
            <text:p>04/17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8" calcext:value-type="date">
            <text:p>04/18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19" calcext:value-type="date">
            <text:p>04/1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20" calcext:value-type="date">
            <text:p>04/2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1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0:38:13.22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12T10:43:04.424000000</dc:date>
    <meta:editing-duration>P1DT8H20M20S</meta:editing-duration>
    <meta:editing-cycles>319</meta:editing-cycles>
    <meta:generator>LibreOffice/7.2.5.2$Windows_X86_64 LibreOffice_project/499f9727c189e6ef3471021d6132d4c694f357e5</meta:generator>
    <meta:document-statistic meta:table-count="1" meta:cell-count="6921" meta:object-count="0"/>
  </office:meta>
</office:document-meta>
</file>